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4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5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6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7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8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9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10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11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T1" style:family="text">
      <style:text-properties officeooo:rsid="001ca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2760579500" text:style-name="L1">
        <text:list-item>
          <text:p text:style-name="P4">Fonctionnalités:</text:p>
          <text:list>
            <text:list-item>
              <text:p text:style-name="P5">Utilisateur peut:</text:p>
              <text:list>
                <text:list-item>
                  <text:p text:style-name="P3">envoyer des messages, </text:p>
                </text:list-item>
                <text:list-item>
                  <text:p text:style-name="P3">effectuer des appels, </text:p>
                </text:list-item>
                <text:list-item>
                  <text:p text:style-name="P3">naviguer sur internet</text:p>
                </text:list-item>
                <text:list-item>
                  <text:p text:style-name="P7">voir liste des offres</text:p>
                </text:list-item>
                <text:list-item>
                  <text:p text:style-name="P7">acheter offre</text:p>
                  <text:list>
                    <text:list-item>
                      <text:p text:style-name="P11">via crédit</text:p>
                    </text:list-item>
                    <text:list-item>
                      <text:p text:style-name="P11">via mobile money</text:p>
                    </text:list-item>
                  </text:list>
                </text:list-item>
                <text:list-item>
                  <text:p text:style-name="P7">Avoir crédit</text:p>
                  <text:list>
                    <text:list-item>
                      <text:p text:style-name="P7">acheter crédit</text:p>
                      <text:list>
                        <text:list-item>
                          <text:p text:style-name="P11">via simple input</text:p>
                        </text:list-item>
                        <text:list-item>
                          <text:p text:style-name="P11">via mobile money</text:p>
                        </text:list-item>
                      </text:list>
                    </text:list-item>
                    <text:list-item>
                      <text:p text:style-name="P7">transferer crédit</text:p>
                    </text:list-item>
                    <text:list-item>
                      <text:p text:style-name="P9">solde crédit</text:p>
                    </text:list-item>
                  </text:list>
                </text:list-item>
                <text:list-item>
                  <text:p text:style-name="P7">voir reste de ses offres</text:p>
                </text:list-item>
                <text:list-item>
                  <text:p text:style-name="P7">Avoir un compte mobile money</text:p>
                  <text:list>
                    <text:list-item>
                      <text:p text:style-name="P7">dépôt argent</text:p>
                    </text:list-item>
                    <text:list-item>
                      <text:p text:style-name="P7">retrait argent</text:p>
                    </text:list-item>
                    <text:list-item>
                      <text:p text:style-name="P7">transferer argent</text:p>
                    </text:list-item>
                    <text:list-item>
                      <text:p text:style-name="P10">solde mobile money</text:p>
                    </text:list-item>
                  </text:list>
                </text:list-item>
                <text:list-item>
                  <text:p text:style-name="P7">Voir historique appel</text:p>
                </text:list-item>
              </text:list>
            </text:list-item>
            <text:list-item>
              <text:p text:style-name="P6">Administrateur peut:</text:p>
              <text:list>
                <text:list-item>
                  <text:p text:style-name="P7">créer offre</text:p>
                </text:list-item>
                <text:list-item>
                  <text:p text:style-name="P8">insérer les tarifications</text:p>
                  <text:list>
                    <text:list-item>
                      <text:p text:style-name="P8">message (interne, externe)</text:p>
                    </text:list-item>
                    <text:list-item>
                      <text:p text:style-name="P8">appel (interne, externe)</text:p>
                    </text:list-item>
                  </text:list>
                </text:list-item>
                <text:list-item>
                  <text:p text:style-name="P7">voir liste des offres</text:p>
                </text:list-item>
                <text:list-item>
                  <text:p text:style-name="P7">voir Statistiques</text:p>
                  <text:list>
                    <text:list-item>
                      <text:p text:style-name="P7">les offres les plus utilisés</text:p>
                    </text:list-item>
                    <text:list-item>
                      <text:p text:style-name="P8">consommation de message, appel, internet journalier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8T00:07:19.166000000</dc:date>
    <meta:editing-duration>PT33M22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2" meta:word-count="124" meta:character-count="674" meta:non-whitespace-character-count="611"/>
  </office:meta>
</office:document-meta>
</file>